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804bb"/>
    </style:style>
    <style:style style:name="P2" style:family="paragraph" style:parent-style-name="Standard">
      <style:text-properties officeooo:paragraph-rsid="0009c223"/>
    </style:style>
    <style:style style:name="P3" style:family="paragraph" style:parent-style-name="Standard">
      <style:paragraph-properties fo:text-align="center" style:justify-single-word="false"/>
      <style:text-properties officeooo:paragraph-rsid="000a3b7d"/>
    </style:style>
    <style:style style:name="P4" style:family="paragraph" style:parent-style-name="Standard">
      <style:paragraph-properties fo:text-align="center" style:justify-single-word="false"/>
      <style:text-properties officeooo:paragraph-rsid="000804bb"/>
    </style:style>
    <style:style style:name="P5" style:family="paragraph" style:parent-style-name="Standard">
      <style:paragraph-properties fo:text-align="center" style:justify-single-word="false"/>
      <style:text-properties officeooo:paragraph-rsid="000c15f9"/>
    </style:style>
    <style:style style:name="P6" style:family="paragraph" style:parent-style-name="Standard">
      <style:text-properties style:text-underline-style="none" officeooo:paragraph-rsid="000ab6e7"/>
    </style:style>
    <style:style style:name="P7" style:family="paragraph" style:parent-style-name="Standard">
      <style:text-properties style:text-underline-style="none" officeooo:paragraph-rsid="000d9e12"/>
    </style:style>
    <style:style style:name="P8" style:family="paragraph" style:parent-style-name="Heading_20_2">
      <style:text-properties style:text-underline-style="solid" style:text-underline-width="auto" style:text-underline-color="font-color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3" style:family="paragraph" style:parent-style-name="Heading_20_1">
      <style:text-properties style:text-underline-style="solid" style:text-underline-width="auto" style:text-underline-color="font-color"/>
    </style:style>
    <style:style style:name="P14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T1" style:family="text">
      <style:text-properties officeooo:rsid="000804bb"/>
    </style:style>
    <style:style style:name="T2" style:family="text">
      <style:text-properties officeooo:rsid="0009c223"/>
    </style:style>
    <style:style style:name="T3" style:family="text">
      <style:text-properties officeooo:rsid="000a3b7d"/>
    </style:style>
    <style:style style:name="T4" style:family="text">
      <style:text-properties fo:font-size="20pt" fo:font-style="normal" style:text-underline-style="solid" style:text-underline-width="auto" style:text-underline-color="font-color" fo:font-weight="bold" officeooo:rsid="000804bb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officeooo:rsid="000ab6e7"/>
    </style:style>
    <style:style style:name="T6" style:family="text">
      <style:text-properties officeooo:rsid="000c15f9"/>
    </style:style>
    <style:style style:name="T7" style:family="text">
      <style:text-properties officeooo:rsid="000d9e12"/>
    </style:style>
    <style:style style:name="T8" style:family="text">
      <style:text-properties fo:font-style="italic" style:text-underline-style="solid" style:text-underline-width="auto" style:text-underline-color="font-color" fo:font-weight="bold" officeooo:rsid="000c15f9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C64Keys2USB in eine eigene Anwendung einsetzen</text:span></text:p>
      <text:p text:style-name="P1"><text:span text:style-name="T1"/></text:p>
      <text:p text:style-name="P3"><text:span text:style-name="T3">von Thorsten Kattanek</text:span></text:p>
      <text:p text:style-name="P3"><text:span text:style-name="T3">letzte Änderung: 30.07.2013</text:span></text:p>
      <text:p text:style-name="P1"><text:span text:style-name="T1"/></text:p>
      <text:p text:style-name="P5"><text:span text:style-name="T8">Für Windows und Linux Systeme</text:span></text:p>
      <text:p text:style-name="P1"><text:span text:style-name="T1"/></text:p>
      <text:p text:style-name="P1"><text:span text:style-name="T1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<text:a xlink:type="simple" xlink:href="#__RefHeading__318_1616132097" text:style-name="Index_20_Link" text:visited-style-name="Index_20_Link">Einleitung 1.0<text:tab/>2</text:a></text:p>
          <text:p text:style-name="P11"><text:a xlink:type="simple" xlink:href="#__RefHeading__210_1616132097" text:style-name="Index_20_Link" text:visited-style-name="Index_20_Link">Voraussetzung 2.0<text:tab/>2</text:a></text:p>
          <text:p text:style-name="P9"><text:a xlink:type="simple" xlink:href="#__RefHeading__316_1616132097" text:style-name="Index_20_Link" text:visited-style-name="Index_20_Link">Test 2.1<text:tab/>2</text:a></text:p>
        </text:index-body>
      </text:table-of-content>
      <text:h text:style-name="P14" text:outline-level="1"><text:span text:style-name="T3"/></text:h>
      <text:h text:style-name="P12" text:outline-level="1"><text:bookmark-start text:name="__RefHeading__318_1616132097"/><text:span text:style-name="T5">Einleitung 1.0</text:span><text:bookmark-end text:name="__RefHeading__318_1616132097"/></text:h>
      <text:p text:style-name="P6"><text:span text:style-name="T5">C64Keys2USB ist ein Adapter, an dem eine echte C64 Tastatur mit 20(19) Pins angeschlossen werden kann. Dieser Adapter wird am PC angeschlossen, dieser kann dann via Software (Emulatoren) ausgelesen werden. </text:span><text:span text:style-name="T6">Der C64Keys2USB Adapter benötigt keine weiteren Treiber, auch nicht unter Windows.</text:span></text:p>
      <text:h text:style-name="P13" text:outline-level="1"><text:bookmark-start text:name="__RefHeading__210_1616132097"/><text:span text:style-name="T3">Voraussetzung</text:span><text:span text:style-name="T2"> </text:span><text:span text:style-name="T5">2</text:span><text:span text:style-name="T3">.0</text:span><text:bookmark-end text:name="__RefHeading__210_1616132097"/></text:h>
      <text:p text:style-name="P7"><text:span text:style-name="T7">C64Keys2USB benötigt libusb</text:span></text:p>
      <text:h text:style-name="P8" text:outline-level="2"><text:bookmark-start text:name="__RefHeading__316_1616132097"/><text:span text:style-name="T3">Test </text:span><text:span text:style-name="T5">2</text:span><text:span text:style-name="T3">.1</text:span><text:bookmark-end text:name="__RefHeading__316_1616132097"/></text:h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horsten Kattanek</meta:initial-creator>
    <meta:creation-date>2013-07-30T11:13:04</meta:creation-date>
    <dc:date>2013-07-30T11:34:17</dc:date>
    <dc:creator>Thorsten Kattanek</dc:creator>
    <meta:editing-duration>PT16M2S</meta:editing-duration>
    <meta:editing-cycles>7</meta:editing-cycles>
    <meta:generator>LibreOffice/3.6$Linux_X86_64 LibreOffice_project/360m1$Build-304</meta:generator>
    <meta:document-statistic meta:table-count="0" meta:image-count="0" meta:object-count="0" meta:page-count="2" meta:paragraph-count="14" meta:word-count="78" meta:character-count="541" meta:non-whitespace-character-count="477"/>
  </office:meta>
</office:document-meta>
</file>